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p_para001" style:master-page-name="MP0" style:family="paragraph">
      <style:paragraph-properties fo:break-before="page" fo:margin-bottom="0.0972in"/>
    </style:style>
    <style:style style:name="T2" style:parent-style-name="span_text001" style:family="text">
      <style:text-properties fo:font-size="11pt" style:font-size-asian="11pt" style:font-size-complex="11pt" fo:language="en" fo:country="GB"/>
    </style:style>
    <style:style style:name="P3" style:parent-style-name="p_para00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" style:parent-style-name="p_para003" style:family="paragraph">
      <style:paragraph-properties fo:margin-bottom="0.0972in"/>
    </style:style>
    <style:style style:name="T5" style:parent-style-name="span_text003" style:family="text">
      <style:text-properties fo:font-size="11pt" style:font-size-asian="11pt" style:font-size-complex="11pt" fo:language="en" fo:country="GB"/>
    </style:style>
    <style:style style:name="T6" style:parent-style-name="span_text003" style:family="text">
      <style:text-properties fo:font-size="11pt" style:font-size-asian="11pt" style:font-size-complex="11pt" fo:language="en" fo:country="GB"/>
    </style:style>
    <style:style style:name="P7" style:parent-style-name="p_para004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8" style:parent-style-name="p_para005" style:family="paragraph">
      <style:paragraph-properties fo:margin-bottom="0.0972in"/>
    </style:style>
    <style:style style:name="T9" style:parent-style-name="span_text005" style:family="text">
      <style:text-properties fo:font-size="11pt" style:font-size-asian="11pt" style:font-size-complex="11pt" fo:language="en" fo:country="GB"/>
    </style:style>
    <style:style style:name="P10" style:parent-style-name="p_para006" style:family="paragraph">
      <style:paragraph-properties fo:margin-bottom="0.0972in"/>
    </style:style>
    <style:style style:name="T11" style:parent-style-name="span_text006" style:family="text">
      <style:text-properties fo:font-size="11pt" style:font-size-asian="11pt" style:font-size-complex="11pt" fo:language="en" fo:country="GB"/>
    </style:style>
    <style:style style:name="P12" style:parent-style-name="p_para007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3" style:parent-style-name="p_para008" style:family="paragraph">
      <style:paragraph-properties fo:margin-bottom="0.0972in"/>
    </style:style>
    <style:style style:name="T14" style:parent-style-name="span_text008" style:family="text">
      <style:text-properties fo:font-size="11pt" style:font-size-asian="11pt" style:font-size-complex="11pt" fo:language="en" fo:country="GB"/>
    </style:style>
    <style:style style:name="P15" style:parent-style-name="p_para009" style:family="paragraph">
      <style:paragraph-properties fo:margin-bottom="0.0972in"/>
    </style:style>
    <style:style style:name="T16" style:parent-style-name="span_text009" style:family="text">
      <style:text-properties fo:font-size="11pt" style:font-size-asian="11pt" style:font-size-complex="11pt" fo:language="en" fo:country="GB"/>
    </style:style>
    <style:style style:name="P17" style:parent-style-name="p_para010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18" style:parent-style-name="p_para011" style:family="paragraph">
      <style:paragraph-properties fo:margin-bottom="0.0972in"/>
    </style:style>
    <style:style style:name="T19" style:parent-style-name="span_text011" style:family="text">
      <style:text-properties fo:font-size="11pt" style:font-size-asian="11pt" style:font-size-complex="11pt" fo:language="en" fo:country="GB"/>
    </style:style>
    <style:style style:name="P20" style:parent-style-name="p_para012" style:family="paragraph">
      <style:paragraph-properties fo:margin-bottom="0.0972in"/>
    </style:style>
    <style:style style:name="T21" style:parent-style-name="span_text012" style:family="text">
      <style:text-properties fo:font-size="11pt" style:font-size-asian="11pt" style:font-size-complex="11pt" fo:language="en" fo:country="GB"/>
    </style:style>
    <style:style style:name="T22" style:parent-style-name="span_text012" style:family="text">
      <style:text-properties fo:font-size="11pt" style:font-size-asian="11pt" style:font-size-complex="11pt" fo:language="en" fo:country="GB"/>
    </style:style>
    <style:style style:name="P23" style:parent-style-name="p_para013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24" style:parent-style-name="p_para014" style:family="paragraph">
      <style:paragraph-properties fo:margin-bottom="0.0972in"/>
    </style:style>
    <style:style style:name="T25" style:parent-style-name="span_text014" style:family="text">
      <style:text-properties fo:font-size="11pt" style:font-size-asian="11pt" style:font-size-complex="11pt" fo:language="en" fo:country="GB"/>
    </style:style>
    <style:style style:name="P26" style:parent-style-name="p_para015" style:family="paragraph">
      <style:paragraph-properties fo:margin-bottom="0.0972in"/>
    </style:style>
    <style:style style:name="T27" style:parent-style-name="span_text015" style:family="text">
      <style:text-properties fo:font-size="11pt" style:font-size-asian="11pt" style:font-size-complex="11pt" fo:language="en" fo:country="GB"/>
    </style:style>
    <style:style style:name="T28" style:parent-style-name="span_text016" style:family="text">
      <style:text-properties fo:font-size="11pt" style:font-size-asian="11pt" style:font-size-complex="11pt" fo:language="en" fo:country="GB"/>
    </style:style>
    <style:style style:name="P29" style:parent-style-name="p_para016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0" style:parent-style-name="p_para017" style:family="paragraph">
      <style:paragraph-properties fo:margin-bottom="0.0972in"/>
    </style:style>
    <style:style style:name="T31" style:parent-style-name="span_text018" style:family="text">
      <style:text-properties fo:font-size="11pt" style:font-size-asian="11pt" style:font-size-complex="11pt" fo:language="en" fo:country="GB"/>
    </style:style>
    <style:style style:name="P32" style:parent-style-name="p_para018" style:family="paragraph">
      <style:paragraph-properties fo:margin-bottom="0.0972in"/>
    </style:style>
    <style:style style:name="T33" style:parent-style-name="span_text019" style:family="text">
      <style:text-properties fo:font-size="11pt" style:font-size-asian="11pt" style:font-size-complex="11pt" fo:language="en" fo:country="GB"/>
    </style:style>
    <style:style style:name="P34" style:parent-style-name="p_para019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35" style:parent-style-name="p_para020" style:family="paragraph">
      <style:paragraph-properties fo:margin-bottom="0.0972in"/>
    </style:style>
    <style:style style:name="T36" style:parent-style-name="span_text021" style:family="text">
      <style:text-properties fo:font-size="11pt" style:font-size-asian="11pt" style:font-size-complex="11pt" fo:language="en" fo:country="GB"/>
    </style:style>
    <style:style style:name="P37" style:parent-style-name="p_para021" style:family="paragraph">
      <style:paragraph-properties fo:margin-bottom="0.0972in"/>
    </style:style>
    <style:style style:name="T38" style:parent-style-name="span_text022" style:family="text">
      <style:text-properties fo:font-size="11pt" style:font-size-asian="11pt" style:font-size-complex="11pt" fo:language="en" fo:country="GB"/>
    </style:style>
    <style:style style:name="P39" style:parent-style-name="p_para022" style:family="paragraph">
      <style:paragraph-properties fo:margin-bottom="0.0972in"/>
      <style:text-properties style:font-name-asian="Calibri" style:font-name-complex="Calibri" fo:font-size="11pt" style:font-size-asian="11pt" style:font-size-complex="11pt" fo:language="en" fo:country="GB"/>
    </style:style>
    <style:style style:name="P40" style:parent-style-name="p_para023" style:family="paragraph">
      <style:paragraph-properties fo:margin-bottom="0.0972in"/>
    </style:style>
    <style:style style:name="T41" style:parent-style-name="span_text024" style:family="text">
      <style:text-properties fo:font-size="11pt" style:font-size-asian="11pt" style:font-size-complex="11pt" fo:language="en" fo:country="GB"/>
    </style:style>
    <style:style style:name="T42" style:parent-style-name="span_text025" style:family="text">
      <style:text-properties fo:language="en" fo:country="GB"/>
    </style:style>
    <style:style style:name="P43" style:parent-style-name="Normal_0" style:family="paragraph">
      <style:text-properties fo:language="en" fo:country="GB"/>
    </style:style>
    <style:style style:name="T44" style:parent-style-name="span_text027" style:family="text">
      <style:text-properties fo:language="en" fo:country="GB"/>
    </style:style>
    <style:style style:name="T45" style:parent-style-name="span_text027" style:family="text">
      <style:text-properties fo:language="en" fo:country="GB"/>
    </style:style>
    <style:style style:name="T46" style:parent-style-name="span_text028" style:family="text">
      <style:text-properties fo:language="en" fo:country="GB"/>
    </style:style>
    <style:style style:name="T47" style:parent-style-name="span_text029" style:family="text">
      <style:text-properties fo:language="en" fo:country="GB"/>
    </style:style>
    <style:style style:name="P48" style:parent-style-name="Normal_0" style:family="paragraph">
      <style:text-properties fo:language="en" fo:country="GB"/>
    </style:style>
    <style:style style:name="T49" style:parent-style-name="span_text031" style:family="text">
      <style:text-properties fo:language="en" fo:country="GB"/>
    </style:style>
    <style:style style:name="T50" style:parent-style-name="span_text032" style:family="text">
      <style:text-properties fo:language="en" fo:country="GB"/>
    </style:style>
    <style:style style:name="T51" style:parent-style-name="DefaultParagraphFont" style:family="text">
      <style:text-properties style:font-name="Arial" style:font-name-asian="Arial" style:font-name-complex="Arial" fo:color="#202124" fo:font-size="10.5pt" style:font-size-asian="10.5pt" style:font-size-complex="10.5pt" fo:language="en" fo:country="GB"/>
    </style:style>
    <style:style style:name="P52" style:parent-style-name="Normal_0" style:family="paragraph">
      <style:text-properties fo:language="en" fo:country="GB"/>
    </style:style>
    <style:style style:name="T53" style:parent-style-name="span_text034" style:family="text">
      <style:text-properties fo:language="en" fo:country="GB"/>
    </style:style>
    <style:style style:name="T54" style:parent-style-name="span_text035" style:family="text">
      <style:text-properties fo:language="en" fo:country="GB"/>
    </style:style>
    <style:style style:name="T55" style:parent-style-name="span_text035" style:family="text">
      <style:text-properties fo:language="en" fo:country="GB"/>
    </style:style>
    <style:style style:name="T56" style:parent-style-name="span_text035" style:family="text">
      <style:text-properties fo:language="en" fo:country="GB"/>
    </style:style>
    <style:style style:name="T57" style:parent-style-name="span_text037" style:family="text">
      <style:text-properties fo:language="en" fo:country="GB"/>
    </style:style>
    <style:style style:name="T58" style:parent-style-name="span_text038" style:family="text">
      <style:text-properties fo:language="en" fo:country="GB"/>
    </style:style>
    <style:style style:name="P59" style:parent-style-name="Normal_0" style:family="paragraph">
      <style:text-properties fo:language="en" fo:country="GB"/>
    </style:style>
    <style:style style:name="T60" style:parent-style-name="span_text040" style:family="text">
      <style:text-properties fo:language="en" fo:country="GB"/>
    </style:style>
    <style:style style:name="T61" style:parent-style-name="span_text040" style:family="text">
      <style:text-properties fo:language="en" fo:country="GB"/>
    </style:style>
    <style:style style:name="T62" style:parent-style-name="span_text040" style:family="text">
      <style:text-properties fo:language="en" fo:country="GB"/>
    </style:style>
    <style:style style:name="P63" style:parent-style-name="Normal_0" style:family="paragraph">
      <style:text-properties fo:language="en" fo:country="GB"/>
    </style:style>
    <style:style style:name="T64" style:parent-style-name="span_text042" style:family="text">
      <style:text-properties fo:language="en" fo:country="GB"/>
    </style:style>
    <style:style style:name="T65" style:parent-style-name="span_text043" style:family="text">
      <style:text-properties fo:language="en" fo:country="GB"/>
    </style:style>
    <style:style style:name="P66" style:parent-style-name="Normal_0" style:family="paragraph">
      <style:text-properties fo:language="en" fo:country="GB"/>
    </style:style>
    <style:style style:name="T67" style:parent-style-name="span_text045" style:family="text">
      <style:text-properties fo:language="en" fo:country="GB"/>
    </style:style>
    <style:style style:name="T68" style:parent-style-name="span_text046" style:family="text">
      <style:text-properties fo:language="en" fo:country="GB"/>
    </style:style>
    <style:style style:name="P69" style:parent-style-name="Normal_0" style:family="paragraph">
      <style:text-properties fo:language="en" fo:country="GB"/>
    </style:style>
    <style:style style:name="T70" style:parent-style-name="span_text048" style:family="text">
      <style:text-properties fo:language="en" fo:country="GB"/>
    </style:style>
    <style:style style:name="T71" style:parent-style-name="span_text049" style:family="text">
      <style:text-properties fo:language="en" fo:country="GB"/>
    </style:style>
    <style:style style:name="P72" style:parent-style-name="Normal_0" style:family="paragraph">
      <style:text-properties fo:language="en" fo:country="GB"/>
    </style:style>
    <style:style style:name="P73" style:parent-style-name="Normal_0" style:family="paragraph">
      <style:text-properties fo:language="en" fo:country="GB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1: How to add a comment in 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</text:span><text:span text:style-name="T22"><text:s/>‘’’ THIS IS MULTI LINE COMMENT ‘’’</text:span></text:p>
      <text:p text:style-name="P23"/>
      <text:p text:style-name="P24"><text:span text:style-name="T25">Q4: print hello world in Python</text:span></text:p>
      <text:p text:style-name="P26"><text:span text:style-name="T27">A:<text:s/></text:span><text:span text:style-name="T28">print("Hello World")</text:span></text:p>
      <text:p text:style-name="P29"/>
      <text:p text:style-name="P30"><text:span text:style-name="T31">Q5: print hello world in java</text:span></text:p>
      <text:p text:style-name="P32"><text:span text:style-name="T33">A: System.out.print("Hello World");</text:span></text:p>
      <text:p text:style-name="P34"/>
      <text:p text:style-name="P35"><text:span text:style-name="T36">Q6: print hello world in javascript using console.log</text:span></text:p>
      <text:p text:style-name="P37"><text:span text:style-name="T38">A: console.log(“hello world”);</text:span></text:p>
      <text:p text:style-name="P39"/>
      <text:p text:style-name="P40"><text:span text:style-name="T41">Q7: Add a readme in this repository for the steps to make a PR.</text:span></text:p>
      <text:p text:style-name="Normal_0"><text:span text:style-name="T42">A:</text:span></text:p>
      <text:p text:style-name="P43"/>
      <text:soft-page-break/>
      <text:p text:style-name="Normal_0"><text:span text:style-name="T44">Q8: What are<text:s/></text:span><text:span text:style-name="T45">HTML &amp; CSS?</text:span></text:p>
      <text:p text:style-name="Normal_0"><text:span text:style-name="T46">A: HTML is a markup language,</text:span></text:p>
      <text:p text:style-name="Normal_0"><text:span text:style-name="T47">CSS is a styling language.</text:span></text:p>
      <text:p text:style-name="P48"/>
      <text:p text:style-name="Normal_0"><text:span text:style-name="T49">Q9: What’s an algorithm?</text:span></text:p>
      <text:p text:style-name="Normal_0"><text:span text:style-name="T50">A: A</text:span><text:span text:style-name="T51"> process or set of rules to be followed in calculations or other problem-solving operations, especially by a computer.</text:span></text:p>
      <text:p text:style-name="P52"/>
      <text:p text:style-name="Normal_0"><text:span text:style-name="T53">Q10: What is flowchart?</text:span></text:p>
      <text:p text:style-name="Normal_0"><text:span text:style-name="T54">A: A flowchar</text:span><text:span text:style-name="T55">t is a picture of separate steps of a process in sequential order. Generic toll that can be adapted for a wide variety of purposes, and can be used to describe various processes such as manufacturing process , an administrative or service process or projec</text:span><text:span text:style-name="T56">t plan.</text:span></text:p>
      <text:p text:style-name="Normal_0"><text:span text:style-name="T57">Q11: What are variables?</text:span></text:p>
      <text:p text:style-name="Normal_0"><text:span text:style-name="T58">A:</text:span></text:p>
      <text:p text:style-name="P59"/>
      <text:p text:style-name="Normal_0"><text:span text:style-name="T60">Q12: What are loops?</text:span><text:span text:style-name="T61"><text:line-break/></text:span><text:span text:style-name="T62">A:</text:span></text:p>
      <text:p text:style-name="P63"/>
      <text:p text:style-name="Normal_0"><text:span text:style-name="T64">Q13: Compiler vs Interpreter?</text:span></text:p>
      <text:p text:style-name="Normal_0"><text:span text:style-name="T65">A:</text:span></text:p>
      <text:p text:style-name="P66"/>
      <text:p text:style-name="Normal_0"><text:span text:style-name="T67">Q14: What is Machine Code?</text:span></text:p>
      <text:p text:style-name="Normal_0"><text:span text:style-name="T68">A:</text:span></text:p>
      <text:p text:style-name="P69"/>
      <text:p text:style-name="Normal_0"><text:span text:style-name="T70">Q15: Name some HTML tags</text:span></text:p>
      <text:p text:style-name="Normal_0"><text:span text:style-name="T71">A:  &lt;!DOCTYPE&gt; , &lt;html&gt; , &lt;head&gt;, &lt;title&gt;, &lt;body&gt;, &lt;p&gt;, &lt;br&gt;, &lt;footer&gt;</text:span>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1666in"/>
      <style:text-properties style:font-name="Times New Roman" fo:font-weight="bold" style:font-weight-asian="bold" style:font-weight-complex="bold" fo:color="#2F5496" fo:font-size="24pt" style:font-size-asian="24pt" style:font-size-complex="24pt" fo:hyphenate="false"/>
    </style:style>
    <style:style style:name="Heading2" style:display-name="Heading 2" style:family="paragraph" style:parent-style-name="Normal" style:default-outline-level="2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8pt" style:font-size-asian="18pt" style:font-size-complex="18pt" fo:hyphenate="false"/>
    </style:style>
    <style:style style:name="Heading3" style:display-name="Heading 3" style:family="paragraph" style:parent-style-name="Normal" style:default-outline-level="3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14pt" style:font-size-asian="14pt" style:font-size-complex="14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0277in"/>
      <style:text-properties style:font-name="Times New Roman"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Normal" style:default-outline-level="5">
      <style:paragraph-properties fo:keep-with-next="always" fo:keep-together="always" fo:margin-top="0.0277in"/>
      <style:text-properties style:font-name="Times New Roman" fo:font-weight="bold" style:font-weight-asian="bold" style:font-weight-complex="bold" fo:color="#2F5496" fo:font-size="10pt" style:font-size-asian="10pt" style:font-size-complex="10pt" fo:hyphenate="false"/>
    </style:style>
    <style:style style:name="Heading6" style:display-name="Heading 6" style:family="paragraph" style:parent-style-name="Normal" style:default-outline-level="6">
      <style:paragraph-properties fo:keep-with-next="always" fo:keep-together="always" fo:margin-top="0.0277in"/>
      <style:text-properties style:font-name="Times New Roman" fo:font-weight="bold" style:font-weight-asian="bold" style:font-weight-complex="bold" fo:color="#1F3763" fo:font-size="8pt" style:font-size-asian="8pt" style:font-size-complex="8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style:style style:name="div_Section1" style:display-name="div_Section1" style:family="paragraph" style:parent-style-name="Normal">
      <style:text-properties fo:hyphenate="false"/>
    </style:style>
    <style:style style:name="p_para001" style:display-name="p_para001" style:family="paragraph" style:parent-style-name="Normal">
      <style:paragraph-properties fo:line-height="132%"/>
      <style:text-properties fo:hyphenate="false"/>
    </style:style>
    <style:style style:name="span_text001" style:display-name="span_text001" style:family="text" style:parent-style-name="DefaultParagraphFont">
      <style:text-properties style:font-name="Segoe UI" style:font-name-asian="Segoe UI" style:font-name-complex="Segoe UI" fo:color="#000000"/>
    </style:style>
    <style:style style:name="p_para002" style:display-name="p_para002" style:family="paragraph" style:parent-style-name="Normal">
      <style:paragraph-properties fo:line-height="132%"/>
      <style:text-properties fo:hyphenate="false"/>
    </style:style>
    <style:style style:name="span_text002" style:display-name="span_text002" style:family="text" style:parent-style-name="DefaultParagraphFont"/>
    <style:style style:name="p_para003" style:display-name="p_para003" style:family="paragraph" style:parent-style-name="Normal">
      <style:paragraph-properties fo:line-height="132%"/>
      <style:text-properties fo:hyphenate="false"/>
    </style:style>
    <style:style style:name="span_text003" style:display-name="span_text003" style:family="text" style:parent-style-name="DefaultParagraphFont">
      <style:text-properties style:font-name="Segoe UI" style:font-name-asian="Segoe UI" style:font-name-complex="Segoe UI" fo:color="#000000"/>
    </style:style>
    <style:style style:name="p_para004" style:display-name="p_para004" style:family="paragraph" style:parent-style-name="Normal">
      <style:paragraph-properties fo:line-height="132%"/>
      <style:text-properties fo:hyphenate="false"/>
    </style:style>
    <style:style style:name="span_text004" style:display-name="span_text004" style:family="text" style:parent-style-name="DefaultParagraphFont"/>
    <style:style style:name="p_para005" style:display-name="p_para005" style:family="paragraph" style:parent-style-name="Normal">
      <style:paragraph-properties fo:line-height="132%"/>
      <style:text-properties fo:hyphenate="false"/>
    </style:style>
    <style:style style:name="span_text005" style:display-name="span_text005" style:family="text" style:parent-style-name="DefaultParagraphFont">
      <style:text-properties style:font-name="Segoe UI" style:font-name-asian="Segoe UI" style:font-name-complex="Segoe UI" fo:color="#000000"/>
    </style:style>
    <style:style style:name="p_para006" style:display-name="p_para006" style:family="paragraph" style:parent-style-name="Normal">
      <style:paragraph-properties fo:line-height="132%"/>
      <style:text-properties fo:hyphenate="false"/>
    </style:style>
    <style:style style:name="span_text006" style:display-name="span_text006" style:family="text" style:parent-style-name="DefaultParagraphFont">
      <style:text-properties style:font-name="Segoe UI" style:font-name-asian="Segoe UI" style:font-name-complex="Segoe UI" fo:color="#000000"/>
    </style:style>
    <style:style style:name="p_para007" style:display-name="p_para007" style:family="paragraph" style:parent-style-name="Normal">
      <style:paragraph-properties fo:line-height="132%"/>
      <style:text-properties fo:hyphenate="false"/>
    </style:style>
    <style:style style:name="span_text007" style:display-name="span_text007" style:family="text" style:parent-style-name="DefaultParagraphFont"/>
    <style:style style:name="p_para008" style:display-name="p_para008" style:family="paragraph" style:parent-style-name="Normal">
      <style:paragraph-properties fo:line-height="132%"/>
      <style:text-properties fo:hyphenate="false"/>
    </style:style>
    <style:style style:name="span_text008" style:display-name="span_text008" style:family="text" style:parent-style-name="DefaultParagraphFont">
      <style:text-properties style:font-name="Segoe UI" style:font-name-asian="Segoe UI" style:font-name-complex="Segoe UI" fo:color="#000000"/>
    </style:style>
    <style:style style:name="p_para009" style:display-name="p_para009" style:family="paragraph" style:parent-style-name="Normal">
      <style:paragraph-properties fo:line-height="132%"/>
      <style:text-properties fo:hyphenate="false"/>
    </style:style>
    <style:style style:name="span_text009" style:display-name="span_text009" style:family="text" style:parent-style-name="DefaultParagraphFont">
      <style:text-properties style:font-name="Segoe UI" style:font-name-asian="Segoe UI" style:font-name-complex="Segoe UI" fo:color="#000000"/>
    </style:style>
    <style:style style:name="p_para010" style:display-name="p_para010" style:family="paragraph" style:parent-style-name="Normal">
      <style:paragraph-properties fo:line-height="132%"/>
      <style:text-properties fo:hyphenate="false"/>
    </style:style>
    <style:style style:name="span_text010" style:display-name="span_text010" style:family="text" style:parent-style-name="DefaultParagraphFont"/>
    <style:style style:name="p_para011" style:display-name="p_para011" style:family="paragraph" style:parent-style-name="Normal">
      <style:paragraph-properties fo:line-height="132%"/>
      <style:text-properties fo:hyphenate="false"/>
    </style:style>
    <style:style style:name="span_text011" style:display-name="span_text011" style:family="text" style:parent-style-name="DefaultParagraphFont">
      <style:text-properties style:font-name="Segoe UI" style:font-name-asian="Segoe UI" style:font-name-complex="Segoe UI" fo:color="#000000"/>
    </style:style>
    <style:style style:name="p_para012" style:display-name="p_para012" style:family="paragraph" style:parent-style-name="Normal">
      <style:paragraph-properties fo:line-height="132%"/>
      <style:text-properties fo:hyphenate="false"/>
    </style:style>
    <style:style style:name="span_text012" style:display-name="span_text012" style:family="text" style:parent-style-name="DefaultParagraphFont">
      <style:text-properties style:font-name="Segoe UI" style:font-name-asian="Segoe UI" style:font-name-complex="Segoe UI" fo:color="#000000"/>
    </style:style>
    <style:style style:name="p_para013" style:display-name="p_para013" style:family="paragraph" style:parent-style-name="Normal">
      <style:paragraph-properties fo:line-height="132%"/>
      <style:text-properties fo:hyphenate="false"/>
    </style:style>
    <style:style style:name="span_text013" style:display-name="span_text013" style:family="text" style:parent-style-name="DefaultParagraphFont"/>
    <style:style style:name="p_para014" style:display-name="p_para014" style:family="paragraph" style:parent-style-name="Normal">
      <style:paragraph-properties fo:line-height="132%"/>
      <style:text-properties fo:hyphenate="false"/>
    </style:style>
    <style:style style:name="span_text014" style:display-name="span_text014" style:family="text" style:parent-style-name="DefaultParagraphFont">
      <style:text-properties style:font-name="Segoe UI" style:font-name-asian="Segoe UI" style:font-name-complex="Segoe UI" fo:color="#000000"/>
    </style:style>
    <style:style style:name="p_para015" style:display-name="p_para015" style:family="paragraph" style:parent-style-name="Normal">
      <style:paragraph-properties fo:line-height="132%"/>
      <style:text-properties fo:hyphenate="false"/>
    </style:style>
    <style:style style:name="span_text015" style:display-name="span_text015" style:family="text" style:parent-style-name="DefaultParagraphFont">
      <style:text-properties style:font-name="Segoe UI" style:font-name-asian="Segoe UI" style:font-name-complex="Segoe UI" fo:color="#000000"/>
    </style:style>
    <style:style style:name="span_text016" style:display-name="span_text016" style:family="text" style:parent-style-name="DefaultParagraphFont">
      <style:text-properties style:font-name="Segoe UI" style:font-name-asian="Segoe UI" style:font-name-complex="Segoe UI" fo:color="#000000"/>
    </style:style>
    <style:style style:name="p_para016" style:display-name="p_para016" style:family="paragraph" style:parent-style-name="Normal">
      <style:paragraph-properties fo:line-height="132%"/>
      <style:text-properties fo:hyphenate="false"/>
    </style:style>
    <style:style style:name="span_text017" style:display-name="span_text017" style:family="text" style:parent-style-name="DefaultParagraphFont"/>
    <style:style style:name="p_para017" style:display-name="p_para017" style:family="paragraph" style:parent-style-name="Normal">
      <style:paragraph-properties fo:line-height="132%"/>
      <style:text-properties fo:hyphenate="false"/>
    </style:style>
    <style:style style:name="span_text018" style:display-name="span_text018" style:family="text" style:parent-style-name="DefaultParagraphFont">
      <style:text-properties style:font-name="Segoe UI" style:font-name-asian="Segoe UI" style:font-name-complex="Segoe UI" fo:color="#000000"/>
    </style:style>
    <style:style style:name="p_para018" style:display-name="p_para018" style:family="paragraph" style:parent-style-name="Normal">
      <style:paragraph-properties fo:line-height="132%"/>
      <style:text-properties fo:hyphenate="false"/>
    </style:style>
    <style:style style:name="span_text019" style:display-name="span_text019" style:family="text" style:parent-style-name="DefaultParagraphFont">
      <style:text-properties style:font-name="Segoe UI" style:font-name-asian="Segoe UI" style:font-name-complex="Segoe UI" fo:color="#000000"/>
    </style:style>
    <style:style style:name="p_para019" style:display-name="p_para019" style:family="paragraph" style:parent-style-name="Normal">
      <style:paragraph-properties fo:line-height="132%"/>
      <style:text-properties fo:hyphenate="false"/>
    </style:style>
    <style:style style:name="span_text020" style:display-name="span_text020" style:family="text" style:parent-style-name="DefaultParagraphFont"/>
    <style:style style:name="p_para020" style:display-name="p_para020" style:family="paragraph" style:parent-style-name="Normal">
      <style:paragraph-properties fo:line-height="132%"/>
      <style:text-properties fo:hyphenate="false"/>
    </style:style>
    <style:style style:name="span_text021" style:display-name="span_text021" style:family="text" style:parent-style-name="DefaultParagraphFont">
      <style:text-properties style:font-name="Segoe UI" style:font-name-asian="Segoe UI" style:font-name-complex="Segoe UI" fo:color="#000000"/>
    </style:style>
    <style:style style:name="p_para021" style:display-name="p_para021" style:family="paragraph" style:parent-style-name="Normal">
      <style:paragraph-properties fo:line-height="132%"/>
      <style:text-properties fo:hyphenate="false"/>
    </style:style>
    <style:style style:name="span_text022" style:display-name="span_text022" style:family="text" style:parent-style-name="DefaultParagraphFont">
      <style:text-properties style:font-name="Segoe UI" style:font-name-asian="Segoe UI" style:font-name-complex="Segoe UI" fo:color="#000000"/>
    </style:style>
    <style:style style:name="p_para022" style:display-name="p_para022" style:family="paragraph" style:parent-style-name="Normal">
      <style:paragraph-properties fo:line-height="132%"/>
      <style:text-properties fo:hyphenate="false"/>
    </style:style>
    <style:style style:name="span_text023" style:display-name="span_text023" style:family="text" style:parent-style-name="DefaultParagraphFont"/>
    <style:style style:name="p_para023" style:display-name="p_para023" style:family="paragraph" style:parent-style-name="Normal">
      <style:paragraph-properties fo:line-height="132%"/>
      <style:text-properties fo:hyphenate="false"/>
    </style:style>
    <style:style style:name="span_text024" style:display-name="span_text024" style:family="text" style:parent-style-name="DefaultParagraphFont">
      <style:text-properties style:font-name="Segoe UI" style:font-name-asian="Segoe UI" style:font-name-complex="Segoe UI" fo:color="#000000"/>
    </style:style>
    <style:style style:name="Normal_0" style:display-name="Normal_0" style:family="paragraph" style:parent-style-name="Normal">
      <style:text-properties style:font-name-asian="Calibri" style:font-name-complex="Calibri" fo:font-size="11pt" style:font-size-asian="11pt" style:font-size-complex="11pt" fo:hyphenate="false"/>
    </style:style>
    <style:style style:name="span_text025" style:display-name="span_text02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6" style:display-name="span_text026" style:family="text" style:parent-style-name="DefaultParagraphFont"/>
    <style:style style:name="span_text027" style:display-name="span_text02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8" style:display-name="span_text02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29" style:display-name="span_text02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0" style:display-name="span_text030" style:family="text" style:parent-style-name="DefaultParagraphFont"/>
    <style:style style:name="span_text031" style:display-name="span_text031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2" style:display-name="span_text03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3" style:display-name="span_text033" style:family="text" style:parent-style-name="DefaultParagraphFont"/>
    <style:style style:name="span_text034" style:display-name="span_text034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5" style:display-name="span_text03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6" style:display-name="span_text036" style:family="text" style:parent-style-name="DefaultParagraphFont"/>
    <style:style style:name="span_text037" style:display-name="span_text037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8" style:display-name="span_text03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39" style:display-name="span_text039" style:family="text" style:parent-style-name="DefaultParagraphFont"/>
    <style:style style:name="span_text040" style:display-name="span_text040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1" style:display-name="span_text041" style:family="text" style:parent-style-name="DefaultParagraphFont"/>
    <style:style style:name="span_text042" style:display-name="span_text042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3" style:display-name="span_text043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4" style:display-name="span_text044" style:family="text" style:parent-style-name="DefaultParagraphFont"/>
    <style:style style:name="span_text045" style:display-name="span_text045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6" style:display-name="span_text046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7" style:display-name="span_text047" style:family="text" style:parent-style-name="DefaultParagraphFont"/>
    <style:style style:name="span_text048" style:display-name="span_text048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49" style:display-name="span_text049" style:family="text" style:parent-style-name="DefaultParagraphFont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span_text050" style:display-name="span_text050" style:family="text" style:parent-style-name="DefaultParagraphFont"/>
    <style:style style:name="span_text051" style:display-name="span_text05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Damni Mukhi</dc:creator>
    <meta:creation-date>2021-10-03T20:06:00Z</meta:creation-date>
    <dc:date>2021-10-09T19:05:00Z</dc:date>
    <meta:template xlink:href="Normal" xlink:type="simple"/>
    <meta:editing-cycles>2</meta:editing-cycles>
    <meta:editing-duration>PT360S</meta:editing-duration>
    <meta:document-statistic meta:page-count="2" meta:paragraph-count="2" meta:word-count="218" meta:character-count="1460" meta:row-count="10" meta:non-whitespace-character-count="1244"/>
  </office:meta>
</office:document-meta>
</file>